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DIN EN.CITE.DATA"/>
        <text:user-field-decl office:value-type="string" office:string-value="(Hausman 2001; Epstein 2003; Spitzer 2003; Zucker and Drescher 2006; Nicolosi 2007; Nicolosi 2008; Satinover?)" text:name="ADDIN EN.CITE"/>
        <text:user-field-decl office:value-type="string" office:string-value="" text:name="ADDIN EN.REFLIST"/>
      </text:user-field-decls>
      <text:h text:style-name="P1" text:outline-level="3">Contemporary – Spitzer 2003 Controversy</text:h>
      <text:p text:style-name="Text_20_body_20_indent">Epstein, R. (2003). "Am I Anti-Gay? You be the judge. A letter form the editor in chief.  ." <text:span text:style-name="T1">Psychology Today</text:span> <text:span text:style-name="T2">Jan/Feb</text:span>.</text:p>
      <text:p text:style-name="Text_20_body_20_indent">Hausman, K. (2001). "Furor Erupts Over Study On Sexual Orientation." <text:span text:style-name="T1">Psychiatr News</text:span> <text:span text:style-name="T2">36</text:span>(13): 20-34.</text:p>
      <text:p text:style-name="Text_20_body_20_indent">Nicolosi, J. (2007, 4/30/2007). "Why I Am Not a Neutral Therapist." Retrieved 10/24/2008, from <text:a xlink:type="simple" xlink:href="http://www.narth.com/docs/notneutral.html">http://www.narth.com/docs/notneutral.html</text:a>.</text:p>
      <text:p text:style-name="Text_20_body_20_indent">Nicolosi, J. (2008). "The Meaning of Same-Sex Attraction." 10/24/2008, from <text:a xlink:type="simple" xlink:href="http://www.narth.com/docs/niconew.html">http://www.narth.com/docs/niconew.html</text:a>.</text:p>
      <text:p text:style-name="Text_20_body_20_indent">Satinover, J. (?). "The "Trojan Couch": How the Mental Health Associations Misrepresent Science." <text:span text:style-name="T1">National Association for Research and Theraphy of Homosexuality</text:span>. Retrieved 10/24, 2008, from http:/<text:a xlink:type="simple" xlink:href="http://www.narth.com/docs/TheTrojanCouchSatinover.pdf">www.narth.com/docs/TheTrojanCouchSatinover.pdf</text:a>.</text:p>
      <text:p text:style-name="Text_20_body_20_indent">Spitzer, R. (2003). "Can some gay men and lesbians change their sexual orientation? 200 participants reporting a change from homosexual to heterosexual orientation." <text:span text:style-name="T1">Archives of Sexual Behavior</text:span> <text:span text:style-name="T2">32</text:span>(5): 403-417.</text:p>
      <text:p text:style-name="Text_20_body_20_indent">Zucker, K. and J. Drescher, Eds. (2006). <text:span text:style-name="T1">Ex-Gay Research: Analyzing the Spitzer Study and Its Relation to Science, Religion, Politics, and Culture</text:span>. New York, Routledge.</text:p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ne Mathews</meta:initial-creator>
    <meta:creation-date>2009-09-25T12:55:00</meta:creation-date>
    <dc:date>2011-03-01T14:48:22</dc:date>
    <meta:generator>OpenOffice.org/3.2$Unix OpenOffice.org_project/320m18$Build-9502</meta:generator>
    <meta:document-statistic meta:table-count="0" meta:image-count="0" meta:object-count="0" meta:page-count="1" meta:paragraph-count="8" meta:word-count="146" meta:character-count="1128"/>
    <meta:editing-duration>PT00H00M25S</meta:editing-duration>
    <meta:editing-cycles>1</meta:editing-cycles>
  </office:meta>
</office:document-meta>
</file>